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indows 3.0</text:p>
      <text:p text:style-name="Standard"><text:tab/>The early 1990s came with the release of the Windows 3.0 operating system. This implemented a graphical environment, and the third major release of Microsoft Windows. This was released May 22, 1990. It shortly became the first widely successful version of a Windows operating system. Windows 3.0 was written by a group of Microsoft programmers who decided to develop a protected mode Windows as an experiment. When they presented it to executives, they liked it so much that they decided to approve it as an official project. Windows 3.0 succeeded the Windows 2.1x system, and included many significant improvements in the user interface as well as technical improvements on the memory management capabilities of the Intel's 80286 and 80386 processors, which were currently being used at that time. It allowed for programs written for MS-DOS to be run within a window, which was previously only a feature that was available in limited versions of Windows previously, which made the system useable as a crude multitasking base for legacy programs. This feature was of limited use for the home market, seeing as most games and programs still required raw DOS access. There was a new version of Program Manager and File Manger, which was far more user friendly, since it split the files and programs. For the first time in Windows systems, there was an implemented Control Panel, which was modeled after the one previously in the Mac OS. This control panel made things better because it put all the system settings in one place, including control over the color scheme of the interface. Windows 3.0 includes a Protected/Enhanced mode which allows Windows applications to use more memory in a more painless manner than their DOS counterparts could. It can run in any of Real, Standard, or 386 Enhanced modes, and is compatible with any Intel processor from the 8086/8088 up to 80286 and 80386. It would try to auto detect what version to run it, but it could be overridden and told what version to run in as well. Since Windows 3.0 runs in 16-bit 286 protected mode and not 32-bit 386 protected mode, applications must still work with 64k memory segments like in DOS although 32-bit instructions may be contained in the code. Because of this, Windows 3.0 can only access 16MB total of RAM even on 386 CPUs which have the theoretical capability of utilizing 4GB. This was the first version of Windows to run Windows programs in protected mode, although the 386 enhanced mode kernel was an enhanced version of the protected mode kernel for Windows/286. It was the last version of Windows to advertise 100% compatibility with older Windows applications, only applying to real mode.</text:p>
      <text:p text:style-name="Standard"><text:tab/>There were three different memory modes for Windows 3.0, as previously suggested. These are Real, Standard, and 386 Enhanced modes. The Real mode was intended for older computers. Standard mode was intended for computers with an 80286 processor, and corresponded to its protected mode. 386 Enhanced was intended for newer computers with an Intel 80386 processor or above, and corresponded to its protected mode and virtual 8086 mode. For native Windows applications, this mode was not very different from Standard mode, although rudimentary support for 32-bit memory access was provided (more on this later). The big improvement was support for multiple DOS boxes and virtual device drivers (VxDs, usually files with a .386 extension). Virtual device drivers were 32-bit modules, notoriously difficult to write and correspondingly prone to crashes, used to extend the functionality of Windows and DOS in many ways. </text:p>
      <text:p text:style-name="P1">Linux</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2T22:09:29.63</meta:creation-date>
    <dc:date>2014-03-12T23:23:52.18</dc:date>
    <meta:editing-duration>PT59M</meta:editing-duration>
    <meta:editing-cycles>25</meta:editing-cycles>
    <meta:generator>OpenOffice.org/3.4.1$Win32 OpenOffice.org_project/341m1$Build-9593</meta:generator>
    <meta:document-statistic meta:table-count="0" meta:image-count="0" meta:object-count="0" meta:page-count="1" meta:paragraph-count="4" meta:word-count="593" meta:character-count="3607"/>
  </office:meta>
</office:document-meta>
</file>